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5.75cm" fo:min-width="15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3.75cm" fo:min-width="1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Per_20_defecte">
        <draw:custom-shape draw:style-name="gr1" draw:text-style-name="P1" draw:layer="layout" svg:width="16cm" svg:height="16cm" svg:x="2cm" svg:y="7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13.999cm" svg:height="13.999cm" svg:x="3cm" svg:y="8cm" svg:viewBox="0 0 14000 14000" draw:points="6000,14000 6000,8000 0,8000 0,6000 6000,6000 6000,0 8100,0 8100,6000 14000,6000 14000,8000 8100,8000 8100,1400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8T15:40:42.897000000</meta:creation-date>
    <dc:date>2020-02-28T16:16:35.186000000</dc:date>
    <meta:editing-duration>PT15M20S</meta:editing-duration>
    <meta:editing-cycles>7</meta:editing-cycles>
    <meta:generator>LibreOffice/6.3.4.2$Windows_X86_64 LibreOffice_project/60da17e045e08f1793c57c00ba83cdfce946d0aa</meta:generator>
    <meta:document-statistic meta:object-count="2"/>
  </office:meta>
</office:document-meta>
</file>